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43d3" officeooo:paragraph-rsid="000a43d3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FreeSans" fo:font-size="14pt" fo:font-style="italic" fo:font-weight="bold" officeooo:rsid="00102d79" officeooo:paragraph-rsid="00102d79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FreeSans" fo:font-size="14pt" officeooo:rsid="00102d79" officeooo:paragraph-rsid="00102d79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a43d3" officeooo:paragraph-rsid="000a43d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c1cb3" officeooo:paragraph-rsid="000c1c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102d79" officeooo:paragraph-rsid="00102d79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style="normal" officeooo:rsid="000c9347" officeooo:paragraph-rsid="000c9347" style:font-size-asian="14pt" style:font-style-asian="normal" style:font-size-complex="14pt" style:font-style-complex="normal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style="normal" officeooo:rsid="000c9347" officeooo:paragraph-rsid="00102d79" style:font-size-asian="14pt" style:font-style-asian="normal" style:font-size-complex="14pt" style:font-style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style="normal" officeooo:rsid="000d309b" officeooo:paragraph-rsid="00102d79" style:font-size-asian="14pt" style:font-style-asian="normal" style:font-size-complex="14pt" style:font-style-complex="normal"/>
    </style:style>
    <style:style style:name="P10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paragraph-rsid="00102d79"/>
    </style:style>
    <style:style style:name="P11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size="14pt" officeooo:rsid="000a43d3" officeooo:paragraph-rsid="000a43d3" style:font-size-asian="14pt" style:font-size-complex="14pt"/>
    </style:style>
    <style:style style:name="P12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size="14pt" officeooo:rsid="000a43d3" officeooo:paragraph-rsid="00102d79" style:font-size-asian="14pt" style:font-size-complex="14pt"/>
    </style:style>
    <style:style style:name="P1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4pt" fo:font-style="normal" officeooo:rsid="000c9347" officeooo:paragraph-rsid="000c9347" style:font-size-asian="14pt" style:font-style-asian="normal" style:font-size-complex="14pt" style:font-style-complex="normal"/>
    </style:style>
    <style:style style:name="P14" style:family="paragraph" style:parent-style-name="Standard">
      <style:text-properties fo:font-style="italic" fo:font-weight="bold" officeooo:paragraph-rsid="001d1e65" style:font-style-asian="italic" style:font-weight-asian="bold" style:font-style-complex="italic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3bfb1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style="italic" officeooo:rsid="000c1cb3" officeooo:paragraph-rsid="000c1cb3" style:font-size-asian="14pt" style:font-style-asian="italic" style:font-size-complex="14pt" style:font-style-complex="italic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style="italic" style:text-underline-style="none" officeooo:rsid="000c9347" officeooo:paragraph-rsid="000c9347" style:font-size-asian="14pt" style:font-style-asian="italic" style:font-size-complex="14pt" style:font-style-complex="italic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style="italic" fo:font-weight="bold" officeooo:rsid="001d1e65" officeooo:paragraph-rsid="001d1e65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style="normal" style:text-underline-style="none" officeooo:rsid="000d309b" officeooo:paragraph-rsid="000d309b" style:font-size-asian="14pt" style:font-style-asian="normal" style:font-size-complex="14pt" style:font-style-complex="normal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style="normal" style:text-underline-style="none" officeooo:rsid="000d309b" officeooo:paragraph-rsid="00102d79" style:font-size-asian="14pt" style:font-style-asian="normal" style:font-size-complex="14pt" style:font-style-complex="normal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style="normal" style:text-underline-style="none" officeooo:rsid="000d309b" officeooo:paragraph-rsid="001fffdf" style:font-size-asian="14pt" style:font-style-asian="normal" style:font-size-complex="14pt" style:font-style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style="normal" style:text-underline-style="none" officeooo:rsid="000e1ec0" officeooo:paragraph-rsid="000d309b" style:font-size-asian="14pt" style:font-style-asian="normal" style:font-size-complex="14pt" style:font-style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style="normal" style:text-underline-style="none" officeooo:rsid="000e1ec0" officeooo:paragraph-rsid="000e1ec0" style:font-size-asian="14pt" style:font-style-asian="normal" style:font-size-complex="14pt" style:font-style-complex="normal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style="normal" officeooo:rsid="000c9347" officeooo:paragraph-rsid="00102d79" style:font-size-asian="14pt" style:font-style-asian="normal" style:font-size-complex="14pt" style:font-style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style="normal" officeooo:rsid="000d309b" officeooo:paragraph-rsid="001d1e65" style:font-size-asian="14pt" style:font-style-asian="normal" style:font-size-complex="14pt" style:font-style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style="normal" officeooo:rsid="000d309b" officeooo:paragraph-rsid="000d309b" style:font-size-asian="14pt" style:font-style-asian="normal" style:font-size-complex="14pt" style:font-style-complex="normal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style="normal" officeooo:rsid="000d309b" officeooo:paragraph-rsid="0020f3ff" style:font-size-asian="14pt" style:font-style-asian="normal" style:font-size-complex="14pt" style:font-style-complex="normal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FreeSans" fo:font-size="14pt" fo:font-style="italic" style:text-underline-style="none" fo:font-weight="bold" officeooo:rsid="00102d79" officeooo:paragraph-rsid="00102d79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FreeSans" fo:font-size="14pt" fo:font-style="italic" style:text-underline-style="none" officeooo:rsid="00102d79" officeooo:paragraph-rsid="00102d79" style:font-size-asian="14pt" style:font-style-asian="italic" style:font-size-complex="14pt" style:font-style-complex="italic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FreeSans" fo:font-style="italic" fo:font-weight="bold" officeooo:rsid="00102d79" officeooo:paragraph-rsid="00102d79" style:font-style-asian="italic" style:font-weight-asian="bold" style:font-style-complex="italic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tyle="normal" officeooo:rsid="000e1ec0" officeooo:paragraph-rsid="000e1ec0" style:font-style-asian="normal" style:font-style-complex="normal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FreeSans" fo:font-size="14pt" fo:font-style="italic" style:text-underline-style="none" fo:font-weight="bold" officeooo:rsid="00102d79" officeooo:paragraph-rsid="00102d79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FreeSans" fo:font-size="14pt" fo:font-style="italic" style:text-underline-style="none" fo:font-weight="bold" officeooo:rsid="000e1ec0" officeooo:paragraph-rsid="00102d79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FreeSans" fo:font-style="italic" fo:font-weight="bold" officeooo:rsid="001d1e65" officeooo:paragraph-rsid="001d1e65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officeooo:rsid="000fe759" style:font-style-asian="italic" style:font-style-complex="italic"/>
    </style:style>
    <style:style style:name="T5" style:family="text">
      <style:text-properties fo:font-style="italic" style:text-underline-style="none" officeooo:rsid="00172d15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e1ec0"/>
    </style:style>
    <style:style style:name="T8" style:family="text">
      <style:text-properties style:text-underline-style="none" officeooo:rsid="000fe759"/>
    </style:style>
    <style:style style:name="T9" style:family="text">
      <style:text-properties style:text-underline-style="none" officeooo:rsid="00110813"/>
    </style:style>
    <style:style style:name="T10" style:family="text">
      <style:text-properties style:text-underline-style="none" officeooo:rsid="001a5907"/>
    </style:style>
    <style:style style:name="T11" style:family="text">
      <style:text-properties style:text-underline-style="none" officeooo:rsid="0020f3ff"/>
    </style:style>
    <style:style style:name="T12" style:family="text">
      <style:text-properties style:text-underline-style="none" officeooo:rsid="002371ee"/>
    </style:style>
    <style:style style:name="T13" style:family="text">
      <style:text-properties officeooo:rsid="000fe759"/>
    </style:style>
    <style:style style:name="T14" style:family="text">
      <style:text-properties fo:font-size="14pt" officeooo:rsid="000a43d3" style:font-size-asian="14pt" style:font-size-complex="14pt"/>
    </style:style>
    <style:style style:name="T15" style:family="text">
      <style:text-properties fo:font-size="14pt" officeooo:rsid="000fe759" style:font-size-asian="14pt" style:font-size-complex="14pt"/>
    </style:style>
    <style:style style:name="T16" style:family="text">
      <style:text-properties fo:font-size="14pt" officeooo:rsid="000c1cb3" style:font-size-asian="14pt" style:font-size-complex="14pt"/>
    </style:style>
    <style:style style:name="T17" style:family="text">
      <style:text-properties fo:font-size="14pt" officeooo:rsid="00102d79" style:font-size-asian="14pt" style:font-size-complex="14pt"/>
    </style:style>
    <style:style style:name="T18" style:family="text">
      <style:text-properties fo:font-size="14pt" officeooo:rsid="0013bfb1" style:font-size-asian="14pt" style:font-size-complex="14pt"/>
    </style:style>
    <style:style style:name="T19" style:family="text">
      <style:text-properties fo:font-size="14pt" style:text-underline-style="none" style:font-size-asian="14pt" style:font-size-complex="14pt"/>
    </style:style>
    <style:style style:name="T20" style:family="text">
      <style:text-properties fo:font-size="14pt" style:text-underline-style="none" officeooo:rsid="002371ee" style:font-size-asian="14pt" style:font-size-complex="14pt"/>
    </style:style>
    <style:style style:name="T21" style:family="text">
      <style:text-properties fo:font-size="14pt" style:text-underline-style="none" officeooo:rsid="000fe759" style:font-size-asian="14pt" style:font-size-complex="14pt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130198"/>
    </style:style>
    <style:style style:name="T24" style:family="text">
      <style:text-properties officeooo:rsid="0013bfb1"/>
    </style:style>
    <style:style style:name="T25" style:family="text">
      <style:text-properties officeooo:rsid="0013ffc8"/>
    </style:style>
    <style:style style:name="T26" style:family="text">
      <style:text-properties officeooo:rsid="0014c1bb"/>
    </style:style>
    <style:style style:name="T27" style:family="text">
      <style:text-properties officeooo:rsid="001564e8"/>
    </style:style>
    <style:style style:name="T28" style:family="text">
      <style:text-properties officeooo:rsid="001902b1"/>
    </style:style>
    <style:style style:name="T29" style:family="text">
      <style:text-properties officeooo:rsid="001a5907"/>
    </style:style>
    <style:style style:name="T30" style:family="text">
      <style:text-properties officeooo:rsid="001c32ce"/>
    </style:style>
    <style:style style:name="T31" style:family="text">
      <style:text-properties officeooo:rsid="001d1e65"/>
    </style:style>
    <style:style style:name="T32" style:family="text">
      <style:text-properties officeooo:rsid="001fffdf"/>
    </style:style>
    <style:style style:name="T33" style:family="text">
      <style:text-properties officeooo:rsid="0021f3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4h du code 2018, <text:span text:style-name="T1">Marabunta</text:span>, présentation du sujet du Haum</text:p>
      <text:p text:style-name="P34"/>
      <text:p text:style-name="P14"><text:span text:style-name="T31">[Diapositive 1]</text:span></text:p>
      <text:p text:style-name="P30"/>
      <text:p text:style-name="P2">Homme polit<text:span text:style-name="T23">i</text:span>que :</text:p>
      <text:p text:style-name="P3"/>
      <text:p text:style-name="P6">Mesdames, Messieurs,</text:p>
      <text:p text:style-name="P6"/>
      <text:p text:style-name="P15"><text:span text:style-name="T14">En ce début d’année, </text:span><text:span text:style-name="T17">évoquons quelques</text:span><text:span text:style-name="T14"> grands événements de </text:span><text:span text:style-name="T17">l’activité</text:span><text:span text:style-name="T14"> spatiale.</text:span></text:p>
      <text:p text:style-name="P15"><text:span text:style-name="T14">Par exemple, un normand à passé 196 jours dans l’espace pour y affiner son </text:span><text:span text:style-name="T15">camembert.</text:span></text:p>
      <text:p text:style-name="P15"><text:span text:style-name="T14">Aussi, dans exactement 11 jours nous aurons un triple </text:span><text:span text:style-name="T15">événement</text:span><text:span text:style-name="T14"> lunaire :</text:span></text:p>
      <text:list xml:id="list2536664302" text:style-name="L2">
        <text:list-item>
          <text:p text:style-name="P11">Une super lune</text:p>
        </text:list-item>
        <text:list-item>
          <text:p text:style-name="P11">une <text:span text:style-name="T13">éclipse</text:span> lunaire</text:p>
        </text:list-item>
        <text:list-item>
          <text:p text:style-name="P11">une lune bleue</text:p>
          <text:p text:style-name="P11"><text:tab/><text:tab/><text:tab/>… concomitamment !</text:p>
          <text:p text:style-name="P11"/>
        </text:list-item>
      </text:list>
      <text:p text:style-name="P4">Pour aller encore plus <text:span text:style-name="T13">loin</text:span> dans la découverte de l’espace, on a besoin de l’élite :</text:p>
      <text:list xml:id="list3892207314" text:style-name="L3">
        <text:list-item>
          <text:p text:style-name="P10"><text:span text:style-name="T14">L’élite de la production de qualité, qui sai</text:span><text:span text:style-name="T18">t</text:span><text:span text:style-name="T14"> </text:span><text:span text:style-name="T16">concevoir</text:span><text:span text:style-name="T14"> des solutions réutilisables et originales</text:span></text:p>
        </text:list-item>
        <text:list-item>
          <text:p text:style-name="P10"><text:span text:style-name="T14">L’élite de </text:span><text:span text:style-name="T15">l’efficacité</text:span><text:span text:style-name="T14"> qui sai</text:span><text:span text:style-name="T18">t</text:span><text:span text:style-name="T14"> faire preuve d’audace, de proactivité et de travail en équipe</text:span></text:p>
        </text:list-item>
        <text:list-item>
          <text:p text:style-name="P12">L’élite de l’implication qui participe activement et collaborativement <text:span text:style-name="T24">à</text:span> l’aventure</text:p>
        </text:list-item>
      </text:list>
      <text:p text:style-name="P4"/>
      <text:p text:style-name="P4"/>
      <text:p text:style-name="P5">Et cette élite c’est vous !<text:span text:style-name="T2"> </text:span><text:span text:style-name="T22">Enfin ceux qui choisirons notre sujet…</text:span></text:p>
      <text:p text:style-name="P16"/>
      <text:p text:style-name="P8">Mais comme toute conquête, celle<text:span text:style-name="T25">-</text:span>ci se prépare. </text:p>
      <text:p text:style-name="P8">Bien s<text:span text:style-name="T26">û</text:span>r on ne veux pas prendre le risque de vous perdre, vous, l’élite, la crème du savoir. <text:span text:style-name="T26">I</text:span>l va falloir faire des simulations… <text:span text:style-name="T13">Et nous y voilà.</text:span></text:p>
      <text:p text:style-name="P7"/>
      <text:list xml:id="list4172449291" text:style-name="L4">
        <text:list-item>
          <text:p text:style-name="P13"><text:span text:style-name="T27">J</text:span>’appelle le <text:span text:style-name="T27">représentant de</text:span>s spécialistes du simulateur.</text:p>
        </text:list-item>
      </text:list>
      <text:p text:style-name="P7"/>
      <text:p text:style-name="P7"><text:span text:style-name="T13">O</text:span>n va vous simuler le pire : <text:span text:style-name="T3">vous vous échouez accidentellement sur un</text:span><text:span text:style-name="T5">e</text:span><text:span text:style-name="T3"> </text:span><text:span text:style-name="T4">planète</text:span><text:span text:style-name="T3"> et les moyens </text:span><text:span text:style-name="T5">à</text:span><text:span text:style-name="T3"> votre disposition sont limités.</text:span></text:p>
      <text:p text:style-name="P17"/>
      <text:p text:style-name="P28">Scientifique : </text:p>
      <text:p text:style-name="P29"/>
      <text:p text:style-name="P19">Alors cette planète, c’est la planète Apocrite :</text:p>
      <text:p text:style-name="P20">Apocrite c’est <text:span text:style-name="T28">(</text:span>bien s<text:span text:style-name="T28">û</text:span>r<text:span text:style-name="T28">)</text:span> un monde isolé au sein du système Holométabole. <text:span text:style-name="T28">L</text:span>a planète évolue au cœur d’un environnement numérique impitoyable, gouverné par un simulateur intransigeant. C’est cette planète qui vas accueillir vos agents. </text:p>
      <text:p text:style-name="P20"/>
      <text:p text:style-name="P20"><text:soft-page-break/>On <text:span text:style-name="T28">connaît assez</text:span> peu de chose<text:span text:style-name="T28">s</text:span> sur elle. <text:span text:style-name="T28">O</text:span>n sait néanmoins qu’elle n’est pas dénuée de confiture.</text:p>
      <text:p text:style-name="P20">Cela dit, il est possible que d’autres convoitent le même nectar.</text:p>
      <text:p text:style-name="P9"><text:span text:style-name="T6">Pour nous, vous ser</text:span><text:span text:style-name="T8">e</text:span><text:span text:style-name="T6">z la crème de nos stratèges. <text:line-break/></text:span><text:span text:style-name="T10">V</text:span><text:span text:style-name="T6">ous aurez a concevoir une tactique adaptée aux scénarios que nous, les spécialistes du simulateur, </text:span><text:span text:style-name="T10">nous </text:span><text:span text:style-name="T6">vous proposerons.</text:span></text:p>
      <text:p text:style-name="P26"><text:span text:style-name="T6">Pour que vous réussissiez votre mission vous bénéficir</text:span><text:span text:style-name="T9">ez </text:span><text:span text:style-name="T6">de l’ensemble des connaissances que nous </text:span><text:span text:style-name="T10">avons </text:span><text:span text:style-name="T6">sur la </text:span><text:span text:style-name="T8">planète. </text:span><text:span text:style-name="T10">Celles-ci </text:span><text:span text:style-name="T6">vous seron</text:span><text:span text:style-name="T10">t</text:span><text:span text:style-name="T6"> fourni</text:span><text:span text:style-name="T10">e</text:span><text:span text:style-name="T6">s sous forme numérique, par le comité d’experts.</text:span></text:p>
      <text:p text:style-name="P18"><text:span text:style-name="T6">[Diapositive 2]</text:span></text:p>
      <text:p text:style-name="P21">Pour que vous ne soyez pas démuni<text:span text:style-name="T29">s</text:span>, nous vous avons concocté un paquet d’outil<text:span text:style-name="T29">s </text:span><text:span text:style-name="T1">et </text:span>une documentation solide. <text:span text:style-name="T32">Une équipe d’experts sera à vos côtés également…</text:span></text:p>
      <text:p text:style-name="P21"><text:span text:style-name="T32">Tout est fait pour que vous meniez à bien votre mission.</text:span></text:p>
      <text:p text:style-name="P19"/>
      <text:p text:style-name="P32">Homme polit<text:span text:style-name="T29">i</text:span>que :</text:p>
      <text:p text:style-name="P28"/>
      <text:p text:style-name="P19"><text:span text:style-name="T30">Ah, </text:span>j’oubliais : dans le simulateur, vos agents serons représenté<text:span text:style-name="T30">s</text:span> par des fourmis. <text:span text:style-name="T30">L</text:span>eurs actions et leurs capacités mémorielle<text:span text:style-name="T30">s</text:span> sont limitées.</text:p>
      <text:p text:style-name="P28"/>
      <text:p text:style-name="P28">Scientifique : </text:p>
      <text:p text:style-name="P19"/>
      <text:p text:style-name="P25"><text:span text:style-name="T6">Concrètement vous aurez à coder un programme qui dit ce que doit faire chaque fourmi et la </text:span><text:span text:style-name="T7">fourmilière.</text:span></text:p>
      <text:p text:style-name="P27"><text:span text:style-name="T7">Notez que le hackerspace ne s’accommode pas du conventionnel : votre IA gouverne chaque agent indépendamment et c’est leur collaboration qui fera émerger la réussite.</text:span></text:p>
      <text:p text:style-name="P27"><text:span text:style-name="T7"/></text:p>
      <text:p text:style-name="P27"><text:span text:style-name="T11">C’est le sens profond du logo de la Mission.</text:span></text:p>
      <text:p text:style-name="P22"/>
      <text:p text:style-name="P33">Homme polit<text:span text:style-name="T33">i</text:span>que :</text:p>
      <text:p text:style-name="P23"/>
      <text:p text:style-name="P23">Vous avez compris ce que l’on attend de l’élite :</text:p>
      <text:p text:style-name="P23">- concevoir des solutions réutilisables et originales</text:p>
      <text:p text:style-name="P23">- faire preuve d’audace, de proactivité et de travail en équipe</text:p>
      <text:p text:style-name="P23">- vous implique<text:span text:style-name="T33">r</text:span> activement et collaborativement</text:p>
      <text:p text:style-name="P23"/>
      <text:p text:style-name="P23"><text:span text:style-name="T33">C</text:span>’est <text:span text:style-name="T33">principalement </text:span>l<text:span text:style-name="T33">à-</text:span>dessus que vous serez noté<text:span text:style-name="T33">s.</text:span></text:p>
      <text:p text:style-name="P23"/>
      <text:p text:style-name="P31"><text:span text:style-name="T19">Mesdames, messieurs, élite </text:span><text:span text:style-name="T20">en devenir</text:span><text:span text:style-name="T19">, je compte sur vous pour faire avancer la <text:s/>découverte de l’espace, et </text:span><text:span text:style-name="T21">je </text:span><text:span text:style-name="T19">vous laisse entre les mains des spécialistes.</text:span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0:00:55.065115298</meta:creation-date>
    <dc:date>2018-01-19T13:45:26.264482094</dc:date>
    <meta:editing-duration>PT1H3M15S</meta:editing-duration>
    <meta:editing-cycles>22</meta:editing-cycles>
    <meta:generator>LibreOffice/5.3.7.2.0$Linux_X86_64 LibreOffice_project/30m0$Build-2</meta:generator>
    <meta:document-statistic meta:table-count="0" meta:image-count="0" meta:object-count="0" meta:page-count="2" meta:paragraph-count="44" meta:word-count="521" meta:character-count="3211" meta:non-whitespace-character-count="2732"/>
  </office:meta>
</office:document-meta>
</file>